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1900006272000004DDB66E7521.svm" manifest:media-type=""/>
  <manifest:file-entry manifest:full-path="Pictures/2000000800000CDE00000C35F126ACBE.svm" manifest:media-type=""/>
  <manifest:file-entry manifest:full-path="Pictures/2000000800003777000008A3220A3287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92cm" fo:min-width="7.622cm"/>
    </style:style>
    <style:style style:name="gr2" style:family="graphic" style:parent-style-name="standard">
      <style:graphic-properties draw:textarea-horizontal-align="justify" draw:textarea-vertical-align="middle" draw:auto-grow-height="false" fo:min-height="4.785cm" fo:min-width="8.872cm"/>
    </style:style>
    <style:style style:name="gr3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035cm" fo:min-width="13.727cm"/>
    </style:style>
    <style:style style:name="gr4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417cm" fo:min-width="14.907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f68712" draw:textarea-vertical-align="middle"/>
    </style:style>
    <style:style style:name="gr7" style:family="graphic" style:parent-style-name="standard">
      <style:graphic-properties svg:stroke-width="0.1cm" svg:stroke-color="#4a8f2b" draw:marker-start-width="0.35cm" draw:marker-end-width="0.35cm" draw:fill="solid" draw:fill-color="#f68712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07cm" svg:stroke-color="#4a8f2b" draw:marker-start-width="0.435cm" draw:marker-end-width="0.435cm" draw:fill-color="#ff950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svg:stroke-width="0.1cm" svg:stroke-color="#73b32d" draw:marker-start-width="0.5cm" draw:marker-end-width="0.5cm" draw:fill="solid" draw:fill-color="#f68712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solid" draw:fill-color="#f68712" draw:textarea-vertical-align="middle"/>
    </style:style>
    <style:style style:name="gr11" style:family="graphic" style:parent-style-name="standard">
      <style:graphic-properties draw:stroke="solid" svg:stroke-width="0.1cm" svg:stroke-color="#f68712" draw:marker-start-width="0.35cm" draw:marker-end-width="0.35cm" draw:fill="solid" draw:fill-color="#f68712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solid" draw:fill-color="#73b32d" draw:textarea-vertical-align="middle"/>
    </style:style>
    <style:style style:name="gr13" style:family="graphic" style:parent-style-name="standard">
      <style:graphic-properties svg:stroke-width="0.1cm" svg:stroke-color="#4a8f2b" draw:marker-start-width="0.5cm" draw:marker-end-width="0.5cm" draw:fill="solid" draw:fill-color="#73b32d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textarea-horizontal-align="justify" draw:textarea-vertical-align="middle" draw:auto-grow-height="false" fo:min-height="3.705cm" fo:min-width="7.396cm"/>
    </style:style>
    <style:style style:name="gr15" style:family="graphic" style:parent-style-name="standard">
      <style:graphic-properties draw:fill-color="#f68712" draw:textarea-horizontal-align="justify" draw:textarea-vertical-align="middle" draw:auto-grow-height="false" fo:min-height="3.75cm" fo:min-width="7.501cm"/>
    </style:style>
    <style:style style:name="gr16" style:family="graphic" style:parent-style-name="standard">
      <style:graphic-properties draw:fill-color="#73b32d" draw:textarea-horizontal-align="justify" draw:textarea-vertical-align="middle" draw:auto-grow-height="false" fo:min-height="3.75cm" fo:min-width="7.501cm"/>
    </style:style>
    <style:style style:name="gr17" style:family="graphic" style:parent-style-name="standard">
      <style:graphic-properties draw:fill-color="#73b32d" draw:textarea-horizontal-align="justify" draw:textarea-vertical-align="middle" draw:auto-grow-height="false" fo:min-height="3.75cm" fo:min-width="6cm"/>
    </style:style>
    <style:style style:name="gr18" style:family="graphic" style:parent-style-name="standard">
      <style:graphic-properties draw:fill-color="#f68712" draw:textarea-horizontal-align="justify" draw:textarea-vertical-align="middle" draw:auto-grow-height="false" fo:min-height="4.25cm" fo:min-width="9.5cm"/>
    </style:style>
    <style:style style:name="gr19" style:family="graphic" style:parent-style-name="standard">
      <style:graphic-properties draw:stroke="none" draw:fill="solid" draw:fill-color="#73b32d" draw:textarea-horizontal-align="justify" draw:textarea-vertical-align="middle" draw:auto-grow-height="false" fo:min-height="1.868cm" fo:min-width="4.462cm"/>
    </style:style>
    <style:style style:name="gr20" style:family="graphic" style:parent-style-name="standard">
      <style:graphic-properties draw:stroke="none" draw:fill="solid" draw:fill-color="#73b32d" draw:textarea-horizontal-align="justify" draw:textarea-vertical-align="middle" draw:auto-grow-height="false" fo:min-height="2.75cm" fo:min-width="5cm"/>
    </style:style>
    <style:style style:name="gr21" style:family="graphic" style:parent-style-name="standard">
      <style:graphic-properties draw:stroke="none" draw:fill="solid" draw:fill-color="#73b32d" draw:textarea-horizontal-align="justify" draw:textarea-vertical-align="middle" draw:auto-grow-height="false" fo:min-height="1cm" fo:min-width="0.75cm"/>
    </style:style>
    <style:style style:name="gr22" style:family="graphic" style:parent-style-name="objectwithoutfill">
      <style:graphic-properties draw:marker-end="Arrow" draw:marker-end-width="0.3cm" draw:fill="solid" draw:fill-color="#73b32d" draw:textarea-vertical-align="middle"/>
    </style:style>
    <style:style style:name="gr23" style:family="graphic" style:parent-style-name="standard">
      <style:graphic-properties draw:stroke="none" draw:fill="gradient" draw:fill-color="#f68712" draw:fill-gradient-name="Farbverlauf_20_10b" draw:textarea-horizontal-align="justify" draw:textarea-vertical-align="middle" draw:auto-grow-height="false" fo:min-height="2.75cm" fo:min-width="5cm"/>
    </style:style>
    <style:style style:name="gr24" style:family="graphic" style:parent-style-name="objectwithoutfill">
      <style:graphic-properties draw:marker-end="Arrow" draw:marker-end-width="0.3cm" draw:fill="solid" draw:fill-color="#73b32d" draw:textarea-vertical-align="middle"/>
    </style:style>
    <style:style style:name="gr25" style:family="graphic" style:parent-style-name="standard">
      <style:graphic-properties draw:stroke="none" draw:fill="solid" draw:fill-color="#f68712" draw:textarea-horizontal-align="justify" draw:textarea-vertical-align="middle" draw:auto-grow-height="false" fo:min-height="1cm" fo:min-width="0.75cm"/>
    </style:style>
    <style:style style:name="gr26" style:family="graphic" style:parent-style-name="standard">
      <style:graphic-properties draw:stroke="none" draw:fill="solid" draw:fill-color="#f68712" draw:textarea-horizontal-align="justify" draw:textarea-vertical-align="middle" draw:auto-grow-height="false" fo:min-height="2.75cm" fo:min-width="5cm"/>
    </style:style>
    <style:style style:name="gr27" style:family="graphic" style:parent-style-name="objectwithoutfill">
      <style:graphic-properties draw:marker-end="Arrow" draw:marker-end-width="0.3cm" draw:fill="solid" draw:fill-color="#f68712" draw:textarea-vertical-align="middle"/>
    </style:style>
    <style:style style:name="gr28" style:family="graphic" style:parent-style-name="standard">
      <style:graphic-properties draw:stroke="none" draw:fill="solid" draw:fill-color="#f68712" draw:textarea-horizontal-align="justify" draw:textarea-vertical-align="middle" draw:auto-grow-height="false" fo:min-height="1.868cm" fo:min-width="4.462cm"/>
    </style:style>
    <style:style style:name="gr29" style:family="graphic" style:parent-style-name="objectwithoutfill">
      <style:graphic-properties draw:marker-end="Arrow" draw:marker-end-width="0.3cm" draw:fill="solid" draw:fill-color="#f68712" draw:textarea-vertical-align="middl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_5f_1">
      <style:graphic-properties draw:stroke="none" draw:fill="solid" draw:fill-color="#73b32d" draw:textarea-horizontal-align="justify" draw:textarea-vertical-align="middle" draw:auto-grow-height="false" fo:min-height="1.868cm" fo:min-width="4.462cm"/>
    </style:style>
    <style:style style:name="gr32" style:family="graphic" style:parent-style-name="Standard_5f_1">
      <style:graphic-properties draw:stroke="none" draw:fill="solid" draw:fill-color="#73b32d" draw:textarea-horizontal-align="justify" draw:textarea-vertical-align="middle" draw:auto-grow-height="false" fo:min-height="2.75cm" fo:min-width="5cm"/>
    </style:style>
    <style:style style:name="gr33" style:family="graphic" style:parent-style-name="Standard_5f_1">
      <style:graphic-properties draw:stroke="none" draw:fill="solid" draw:fill-color="#73b32d" draw:textarea-horizontal-align="justify" draw:textarea-vertical-align="middle" draw:auto-grow-height="false" fo:min-height="1cm" fo:min-width="0.75cm"/>
    </style:style>
    <style:style style:name="gr34" style:family="graphic" style:parent-style-name="Standard_5f_1">
      <style:graphic-properties draw:stroke="none" draw:fill="gradient" draw:fill-color="#f68712" draw:fill-gradient-name="Farbverlauf_20_10b" draw:textarea-horizontal-align="justify" draw:textarea-vertical-align="middle" draw:auto-grow-height="false" fo:min-height="2.75cm" fo:min-width="5cm"/>
    </style:style>
    <style:style style:name="gr35" style:family="graphic" style:parent-style-name="Standard_5f_1">
      <style:graphic-properties draw:stroke="none" draw:fill="solid" draw:fill-color="#f68712" draw:textarea-horizontal-align="justify" draw:textarea-vertical-align="middle" draw:auto-grow-height="false" fo:min-height="1cm" fo:min-width="0.75cm"/>
    </style:style>
    <style:style style:name="gr36" style:family="graphic" style:parent-style-name="Standard_5f_1">
      <style:graphic-properties draw:stroke="none" draw:fill="solid" draw:fill-color="#f68712" draw:textarea-horizontal-align="justify" draw:textarea-vertical-align="middle" draw:auto-grow-height="false" fo:min-height="2.75cm" fo:min-width="5cm"/>
    </style:style>
    <style:style style:name="gr37" style:family="graphic" style:parent-style-name="Standard_5f_1">
      <style:graphic-properties draw:stroke="none" draw:fill="solid" draw:fill-color="#f68712" draw:textarea-horizontal-align="justify" draw:textarea-vertical-align="middle" draw:auto-grow-height="false" fo:min-height="1.868cm" fo:min-width="4.46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5000b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68712"/>
      <style:paragraph-properties fo:text-align="center"/>
      <style:text-properties style:font-name="Calibri" fo:font-size="26pt"/>
    </style:style>
    <style:style style:name="P5" style:family="paragraph">
      <loext:graphic-properties draw:fill="solid" draw:fill-color="#f68712"/>
      <style:paragraph-properties fo:text-align="center"/>
      <style:text-properties style:font-name="Calibri" fo:font-size="26pt" style:font-size-asian="18pt" style:font-size-complex="18pt"/>
    </style:style>
    <style:style style:name="P6" style:family="paragraph">
      <loext:graphic-properties draw:fill-color="#ff950e"/>
      <style:paragraph-properties fo:text-align="center"/>
      <style:text-properties style:font-name="Calibri" fo:font-size="26pt"/>
    </style:style>
    <style:style style:name="P7" style:family="paragraph">
      <loext:graphic-properties draw:fill="solid" draw:fill-color="#73b32d"/>
      <style:paragraph-properties fo:text-align="center"/>
      <style:text-properties style:font-name="Calibri" fo:font-size="26pt" style:font-size-asian="18pt" style:font-size-complex="18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style:paragraph-properties fo:text-align="center"/>
      <style:text-properties style:font-name="Calibri" fo:font-size="22pt" style:font-size-asian="22pt" style:font-size-complex="22pt"/>
    </style:style>
    <style:style style:name="P10" style:family="paragraph">
      <loext:graphic-properties draw:fill-color="#f68712"/>
      <style:paragraph-properties fo:text-align="center"/>
      <style:text-properties style:font-name="Calibri1" fo:font-size="22pt" style:font-size-asian="18pt" style:font-size-complex="18pt"/>
    </style:style>
    <style:style style:name="P11" style:family="paragraph">
      <loext:graphic-properties draw:fill-color="#f68712"/>
      <style:paragraph-properties fo:text-align="center"/>
      <style:text-properties style:font-name="Calibri1" fo:font-size="22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73b32d"/>
      <style:paragraph-properties fo:text-align="center"/>
      <style:text-properties style:font-name="Calibri1" fo:font-size="22pt" style:font-size-asian="18pt" style:font-size-complex="18pt"/>
    </style:style>
    <style:style style:name="P13" style:family="paragraph">
      <loext:graphic-properties draw:fill-color="#f68712"/>
      <style:paragraph-properties fo:text-align="center"/>
      <style:text-properties style:font-name="Calibri1" fo:font-size="2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4" style:family="paragraph">
      <loext:graphic-properties draw:fill="solid" draw:fill-color="#73b32d"/>
      <style:paragraph-properties fo:text-align="center"/>
      <style:text-properties fo:font-size="24pt" style:font-size-asian="18pt" style:font-size-complex="18pt"/>
    </style:style>
    <style:style style:name="P15" style:family="paragraph">
      <loext:graphic-properties draw:fill="gradient" draw:fill-color="#f68712" draw:fill-gradient-name="Farbverlauf_20_10b"/>
      <style:paragraph-properties fo:text-align="center"/>
      <style:text-properties fo:font-size="24pt" style:font-size-asian="18pt" style:font-size-complex="18pt"/>
    </style:style>
    <style:style style:name="P16" style:family="paragraph">
      <loext:graphic-properties draw:fill="solid" draw:fill-color="#f68712"/>
      <style:paragraph-properties fo:text-align="center"/>
      <style:text-properties fo:font-size="24pt" style:font-size-asian="18pt" style:font-size-complex="18pt"/>
    </style:style>
    <style:style style:name="P17" style:family="paragraph">
      <loext:graphic-properties draw:fill="none"/>
      <style:paragraph-properties fo:text-align="center"/>
      <style:text-properties fo:font-size="24pt" style:font-size-asian="18pt" style:font-size-complex="18pt"/>
    </style:style>
    <style:style style:name="T1" style:family="text">
      <style:text-properties style:font-name="Calibri" fo:font-size="26pt"/>
    </style:style>
    <style:style style:name="T2" style:family="text">
      <style:text-properties style:font-name="Calibri" fo:font-size="26pt" style:font-size-asian="18pt" style:font-size-complex="18pt"/>
    </style:style>
    <style:style style:name="T3" style:family="text">
      <style:text-properties style:font-name="Calibri1" fo:font-size="22pt" style:font-size-asian="18pt" style:font-size-complex="18pt"/>
    </style:style>
    <style:style style:name="T4" style:family="text">
      <style:text-properties style:font-name="Calibri1" fo:font-size="28pt" style:font-size-asian="28pt" style:font-size-complex="28pt"/>
    </style:style>
    <style:style style:name="T5" style:family="text">
      <style:text-properties style:font-name="Calibri1" fo:font-size="22pt" fo:font-style="italic" style:font-size-asian="18pt" style:font-style-asian="italic" style:font-size-complex="18pt" style:font-style-complex="italic"/>
    </style:style>
    <style:style style:name="T6" style:family="text">
      <style:text-properties style:font-name="Calibri1" fo:font-size="22pt" fo:font-style="normal" style:font-size-asian="18pt" style:font-style-asian="normal" style:font-size-complex="18pt" style:font-style-complex="normal"/>
    </style:style>
    <style:style style:name="T7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121cm" svg:height="4.042cm" svg:x="1.984cm" svg:y="1.911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9.371cm" svg:height="5.034cm" svg:x="-10cm" svg:y="5.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5.407cm" svg:height="0.667cm" svg:x="2.5cm" svg:y="17.5cm">
          <text:p/>
          <draw:enhanced-geometry svg:viewBox="0 0 21600 21600" draw:text-areas="?f7 ?f0 21600 ?f2" draw:type="left-arrow" draw:modifiers="3883.69678089304 6193.0069930069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5.407cm" svg:height="0.667cm" svg:x="3.088cm" svg:y="18.828cm">
          <text:p/>
          <draw:enhanced-geometry svg:viewBox="0 0 21600 21600" draw:mirror-vertical="true" draw:mirror-horizontal="true" draw:text-areas="?f7 ?f0 21600 ?f2" draw:type="left-arrow" draw:modifiers="3883.69678089304 6193.0069930069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14.198cm" svg:height="2.21cm" svg:x="8.302cm" svg:y="22cm">
          <draw:image xlink:href="Pictures/2000000800003777000008A3220A3287.svm" xlink:type="simple" xlink:show="embed" xlink:actuate="onLoad">
            <text:p/>
          </draw:image>
        </draw:frame>
        <draw:rect draw:style-name="gr6" draw:text-style-name="P4" xml:id="id2" draw:id="id2" draw:layer="layout" svg:width="5cm" svg:height="2cm" svg:x="-0.5cm" svg:y="10.5cm">
          <text:p text:style-name="P1"><text:span text:style-name="T1">Naturel</text:span></text:p>
        </draw:rect>
        <draw:rect draw:style-name="gr7" draw:text-style-name="P5" xml:id="id1" draw:id="id1" draw:layer="layout" svg:width="5cm" svg:height="2cm" svg:x="-3.5cm" svg:y="13.5cm">
          <text:p text:style-name="P1"><text:span text:style-name="T2">Ladenraum</text:span></text:p>
        </draw:rect>
        <draw:rect draw:style-name="gr6" draw:text-style-name="P5" xml:id="id3" draw:id="id3" draw:layer="layout" svg:width="5cm" svg:height="2cm" svg:x="2.5cm" svg:y="13.5cm">
          <text:p text:style-name="P1"><text:span text:style-name="T2">Lager</text:span></text:p>
        </draw:rect>
        <draw:connector draw:style-name="gr8" draw:text-style-name="P6" draw:layer="layout" draw:line-skew="0.024cm" svg:x1="-1cm" svg:y1="13.5cm" svg:x2="2cm" svg:y2="12.5cm" draw:start-shape="id1" draw:start-glue-point="0" draw:end-shape="id2" draw:end-glue-point="2" svg:d="M-1000 13500v-500h3000v-500" svg:viewBox="0 0 3001 1001">
          <text:p/>
        </draw:connector>
        <draw:connector draw:style-name="gr8" draw:text-style-name="P6" draw:layer="layout" svg:x1="5cm" svg:y1="13.5cm" svg:x2="2cm" svg:y2="12.5cm" draw:start-shape="id3" draw:start-glue-point="0" draw:end-shape="id2" draw:end-glue-point="2" svg:d="M5000 13500v-500h-3000v-500" svg:viewBox="0 0 3001 1001">
          <text:p/>
        </draw:connector>
        <draw:rect draw:style-name="gr6" draw:text-style-name="P5" xml:id="id5" draw:id="id5" draw:layer="layout" svg:width="5cm" svg:height="2cm" svg:x="8.5cm" svg:y="10.5cm">
          <text:p text:style-name="P1"><text:span text:style-name="T2">Hof</text:span></text:p>
        </draw:rect>
        <draw:rect draw:style-name="gr9" draw:text-style-name="P5" xml:id="id4" draw:id="id4" draw:layer="layout" svg:width="5cm" svg:height="2cm" svg:x="8.5cm" svg:y="13.5cm">
          <text:p text:style-name="P1"><text:span text:style-name="T2">Lager</text:span></text:p>
        </draw:rect>
        <draw:connector draw:style-name="gr8" draw:text-style-name="P6" draw:layer="layout" svg:x1="11cm" svg:y1="13.5cm" svg:x2="11cm" svg:y2="12.5cm" draw:start-shape="id4" draw:start-glue-point="0" draw:end-shape="id5" draw:end-glue-point="2" svg:d="M11000 13500v-1000" svg:viewBox="0 0 1 1001">
          <text:p/>
        </draw:connector>
        <draw:rect draw:style-name="gr6" draw:text-style-name="P5" xml:id="id6" draw:id="id6" draw:layer="layout" svg:width="7cm" svg:height="2cm" svg:x="3cm" svg:y="7cm">
          <text:p text:style-name="P1"><text:span text:style-name="T2">Elbers Hof GbR</text:span></text:p>
        </draw:rect>
        <draw:connector draw:style-name="gr8" draw:text-style-name="P6" draw:layer="layout" svg:x1="6.5cm" svg:y1="9cm" svg:x2="11cm" svg:y2="10.5cm" draw:start-shape="id6" draw:start-glue-point="2" draw:end-shape="id5" draw:end-glue-point="0" svg:d="M6500 9000v750h4500v750" svg:viewBox="0 0 4501 1501">
          <text:p/>
        </draw:connector>
        <draw:connector draw:style-name="gr8" draw:text-style-name="P6" draw:layer="layout" svg:x1="6.5cm" svg:y1="9cm" svg:x2="2cm" svg:y2="10.5cm" draw:start-shape="id6" draw:start-glue-point="2" draw:end-shape="id2" svg:d="M6500 9000v750h-4500v750" svg:viewBox="0 0 4501 1501">
          <text:p/>
        </draw:connector>
        <draw:frame draw:style-name="gr5" draw:text-style-name="P3" draw:layer="layout" svg:width="3.293cm" svg:height="3.124cm" svg:x="14cm" svg:y="10.876cm">
          <draw:image xlink:href="Pictures/2000000800000CDE00000C35F126ACBE.svm" xlink:type="simple" xlink:show="embed" xlink:actuate="onLoad">
            <text:p/>
          </draw:image>
        </draw:frame>
        <draw:rect draw:style-name="gr10" draw:text-style-name="P4" xml:id="id10" draw:id="id10" draw:layer="layout" svg:width="5.588cm" svg:height="2.235cm" svg:x="3.353cm" svg:y="24.711cm">
          <text:p text:style-name="P1"><text:span text:style-name="T1">Naturel</text:span></text:p>
        </draw:rect>
        <draw:rect draw:style-name="gr7" draw:text-style-name="P5" xml:id="id11" draw:id="id11" draw:layer="layout" svg:width="5.588cm" svg:height="2.235cm" svg:x="6.4cm" svg:y="28.064cm">
          <text:p text:style-name="P1"><text:span text:style-name="T2">Ladenraum</text:span></text:p>
        </draw:rect>
        <draw:rect draw:style-name="gr11" draw:text-style-name="P5" xml:id="id12" draw:id="id12" draw:layer="layout" svg:width="5.588cm" svg:height="2.235cm" svg:x="0.406cm" svg:y="28.064cm">
          <text:p text:style-name="P1"><text:span text:style-name="T2">Lager</text:span></text:p>
        </draw:rect>
        <draw:rect draw:style-name="gr12" draw:text-style-name="P7" xml:id="id8" draw:id="id8" draw:layer="layout" svg:width="5.588cm" svg:height="2.235cm" svg:x="-6.288cm" svg:y="24.711cm">
          <text:p text:style-name="P1"><text:span text:style-name="T2">Hof</text:span></text:p>
        </draw:rect>
        <draw:rect draw:style-name="gr13" draw:text-style-name="P7" xml:id="id7" draw:id="id7" draw:layer="layout" svg:width="5.588cm" svg:height="2.235cm" svg:x="-6.288cm" svg:y="28.064cm">
          <text:p text:style-name="P1"><text:span text:style-name="T2">Lager</text:span></text:p>
        </draw:rect>
        <draw:connector draw:style-name="gr8" draw:text-style-name="P6" draw:layer="layout" svg:x1="-3.494cm" svg:y1="28.064cm" svg:x2="-3.494cm" svg:y2="26.946cm" draw:start-shape="id7" draw:start-glue-point="0" draw:end-shape="id8" draw:end-glue-point="2" svg:d="M-3494 28064v-1118" svg:viewBox="0 0 1 1119">
          <text:p/>
        </draw:connector>
        <draw:rect draw:style-name="gr10" draw:text-style-name="P5" xml:id="id9" draw:id="id9" draw:layer="layout" svg:width="7.823cm" svg:height="2.235cm" svg:x="-2.435cm" svg:y="21.099cm">
          <text:p text:style-name="P1"><text:span text:style-name="T2">Elbers Hof GbR</text:span></text:p>
        </draw:rect>
        <draw:connector draw:style-name="gr8" draw:text-style-name="P6" draw:layer="layout" svg:x1="1.476cm" svg:y1="23.334cm" svg:x2="-3.494cm" svg:y2="24.711cm" draw:start-shape="id9" draw:start-glue-point="2" draw:end-shape="id8" draw:end-glue-point="0" svg:d="M1476 23334v689h-4970v688" svg:viewBox="0 0 4971 1378">
          <text:p/>
        </draw:connector>
        <draw:connector draw:style-name="gr8" draw:text-style-name="P6" draw:layer="layout" svg:x1="1.476cm" svg:y1="23.334cm" svg:x2="6.147cm" svg:y2="24.711cm" draw:start-shape="id9" draw:start-glue-point="2" draw:end-shape="id10" svg:d="M1476 23334v689h4671v688" svg:viewBox="0 0 4672 1378">
          <text:p/>
        </draw:connector>
        <draw:connector draw:style-name="gr8" draw:text-style-name="P6" draw:layer="layout" svg:x1="9.194cm" svg:y1="28.064cm" svg:x2="6.147cm" svg:y2="26.946cm" draw:start-shape="id11" draw:end-shape="id10" draw:end-glue-point="2" svg:d="M9194 28064v-584h-3047v-534" svg:viewBox="0 0 3048 1119">
          <text:p/>
        </draw:connector>
        <draw:connector draw:style-name="gr8" draw:text-style-name="P6" draw:layer="layout" svg:x1="3.2cm" svg:y1="28.064cm" svg:x2="6.147cm" svg:y2="26.946cm" draw:start-shape="id12" draw:end-shape="id10" draw:end-glue-point="2" svg:d="M3200 28064v-584h2947v-534" svg:viewBox="0 0 2948 1119">
          <text:p/>
        </draw:connector>
      </draw:page>
      <draw:page draw:name="page2" draw:style-name="dp1" draw:master-page-name="Standard">
        <draw:frame draw:style-name="gr5" draw:text-style-name="P3" draw:layer="layout" svg:width="18.999cm" svg:height="0.937cm" svg:x="-3.573cm" svg:y="0.669cm">
          <draw:image xlink:href="Pictures/2000001900006272000004DDB66E7521.svm" xlink:type="simple" xlink:show="embed" xlink:actuate="onLoad">
            <text:p/>
          </draw:image>
        </draw:frame>
        <draw:custom-shape draw:style-name="gr1" draw:text-style-name="P8" draw:layer="layout" svg:width="8.121cm" svg:height="4.042cm" svg:x="3cm" svg:y="1.958cm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9" draw:layer="layout" svg:width="7.895cm" svg:height="3.954cm" svg:x="10.105cm" svg:y="2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8cm" svg:height="4cm" svg:x="-7.5cm" svg:y="8cm">
          <text:p text:style-name="P1"><text:span text:style-name="T3">Wareneingangskontroll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8cm" svg:height="4cm" svg:x="-1cm" svg:y="8cm">
          <text:p text:style-name="P1"><text:span text:style-name="T3"><text:s text:c="5"/></text:span><text:span text:style-name="T3">Verräume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1" draw:layer="layout" svg:width="8cm" svg:height="4cm" svg:x="5.501cm" svg:y="8.001cm">
          <text:p text:style-name="P1"><text:span text:style-name="T3"><text:s text:c="7"/></text:span><text:span text:style-name="T3">Kommissionierung</text:span></text:p>
          <text:p text:style-name="P1"><text:span text:style-name="T3">im Naturel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8cm" svg:height="4cm" svg:x="12.001cm" svg:y="8.001cm">
          <text:p text:style-name="P1"><text:span text:style-name="T3"><text:s text:c="4"/></text:span><text:span text:style-name="T3">Lieferung </text:span></text:p>
          <text:p text:style-name="P1"><text:span text:style-name="T3">zum Hof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2" draw:layer="layout" svg:width="8cm" svg:height="4cm" svg:x="-14.701cm" svg:y="17.2cm">
          <text:p text:style-name="P1"><text:span text:style-name="T3">Wareneingangskontroll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12" draw:layer="layout" svg:width="8cm" svg:height="4cm" svg:x="4.8cm" svg:y="17.201cm">
          <text:p text:style-name="P1"><text:span text:style-name="T3"><text:s text:c="9"/></text:span><text:span text:style-name="T3">Kommissionieru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2" draw:layer="layout" svg:width="8cm" svg:height="4cm" svg:x="-8.2cm" svg:y="17.2cm">
          <text:p text:style-name="P1"><text:span text:style-name="T3"><text:s text:c="5"/></text:span><text:span text:style-name="T3">Entnahme</text:span></text:p>
          <text:p text:style-name="P1"><text:span text:style-name="T3"><text:s text:c="4"/></text:span><text:span text:style-name="T3">Nachpackartike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6.5cm" svg:height="4cm" svg:x="-1.6cm" svg:y="21.5cm">
          <text:p text:style-name="P1"><text:span text:style-name="T3">Lieferung zum </text:span></text:p>
          <text:p text:style-name="P1"><text:span text:style-name="T3">Nature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12" draw:layer="layout" svg:width="8cm" svg:height="4cm" svg:x="-1.7cm" svg:y="17.2cm">
          <text:p text:style-name="P1"><text:span text:style-name="T3"><text:s text:c="5"/></text:span><text:span text:style-name="T3">Verräume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  <draw:page draw:name="page3" draw:style-name="dp1" draw:master-page-name="Standard">
        <draw:frame draw:style-name="gr5" draw:text-style-name="P3" draw:layer="layout" svg:width="18.999cm" svg:height="0.937cm" svg:x="-3.573cm" svg:y="0.669cm">
          <draw:image xlink:href="Pictures/2000001900006272000004DDB66E7521.svm" xlink:type="simple" xlink:show="embed" xlink:actuate="onLoad">
            <text:p/>
          </draw:image>
        </draw:frame>
        <draw:custom-shape draw:style-name="gr1" draw:text-style-name="P8" draw:layer="layout" svg:width="8.121cm" svg:height="4.042cm" svg:x="3cm" svg:y="1.958cm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9" draw:layer="layout" svg:width="7.895cm" svg:height="3.954cm" svg:x="10.105cm" svg:y="2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8cm" svg:height="4cm" svg:x="-7.5cm" svg:y="8cm">
          <text:p text:style-name="P1"><text:span text:style-name="T3">Wareneingangskontroll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8cm" svg:height="4cm" svg:x="-13.1cm" svg:y="17cm">
          <text:p text:style-name="P1"><text:span text:style-name="T3"><text:s text:c="5"/></text:span><text:span text:style-name="T3">Vorbereit.</text:span></text:p>
          <text:p text:style-name="P1"><text:span text:style-name="T3">Packlis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1" draw:layer="layout" svg:width="9.999cm" svg:height="4.499cm" svg:x="5.501cm" svg:y="8.001cm">
          <text:p text:style-name="P1"><text:span text:style-name="T3"><text:s text:c="7"/></text:span><text:span text:style-name="T4">Kommissionierung</text:span></text:p>
          <text:p text:style-name="P1"><text:span text:style-name="T4">im Naturel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8cm" svg:height="4cm" svg:x="-0.7cm" svg:y="17cm">
          <text:p text:style-name="P1"><text:span text:style-name="T3"><text:s text:c="8"/></text:span><text:span text:style-name="T3">Nachbearbeitung</text:span></text:p>
          <text:p text:style-name="P1"><text:span text:style-name="T3">Packlis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2" draw:layer="layout" svg:width="8cm" svg:height="4cm" svg:x="-19.3cm" svg:y="17cm">
          <text:p text:style-name="P1"><text:span text:style-name="T3">Erstellen </text:span></text:p>
          <text:p text:style-name="P1"><text:span text:style-name="T3">Packlist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13" draw:layer="layout" svg:width="8cm" svg:height="4cm" svg:x="-6.9cm" svg:y="17cm">
          <text:p text:style-name="P1"><text:span text:style-name="T5"><text:s text:c="9"/></text:span><text:span text:style-name="T6">Kommissionieru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8cm" svg:height="4cm" svg:x="-6.8cm" svg:y="22.2cm">
          <text:p text:style-name="P1"><text:span text:style-name="T3"><text:s text:c="4"/></text:span><text:span text:style-name="T3">Lieferung </text:span></text:p>
          <text:p text:style-name="P1"><text:span text:style-name="T3">zum Hof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3" draw:layer="layout" svg:width="8cm" svg:height="4cm" svg:x="-12.999cm" svg:y="22.201cm">
          <text:p text:style-name="P1"><text:span text:style-name="T5"><text:s text:c="3"/></text:span><text:span text:style-name="T6">Verbuchung </text:span></text:p>
          <text:p text:style-name="P1"><text:span text:style-name="T6">BioOffice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2" draw:layer="layout" svg:width="8cm" svg:height="4cm" svg:x="-0.6cm" svg:y="22.2cm">
          <text:p text:style-name="P1"><text:span text:style-name="T3"><text:s text:c="7"/></text:span><text:span text:style-name="T3">Nachbestellu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3" draw:layer="layout" svg:width="8cm" svg:height="4cm" svg:x="-19.198cm" svg:y="22.202cm">
          <text:p text:style-name="P1"><text:span text:style-name="T5"><text:s text:c="3"/></text:span><text:span text:style-name="T6">Meldung </text:span></text:p>
          <text:p text:style-name="P1"><text:span text:style-name="T6">Fehlprodukte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  <draw:page draw:name="page4" draw:style-name="dp1" draw:master-page-name="Standard">
        <draw:custom-shape draw:style-name="gr19" draw:text-style-name="P14" xml:id="id15" draw:id="id15" draw:layer="layout" svg:width="5.5cm" svg:height="3cm" svg:x="13.7cm" svg:y="3.4cm">
          <text:p text:style-name="P1"><text:span text:style-name="T7">Wareneinga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14" xml:id="id16" draw:id="id16" draw:layer="layout" svg:width="5.5cm" svg:height="3cm" svg:x="13.7cm" svg:y="7.4cm">
          <text:p text:style-name="P1"><text:span text:style-name="T7">WE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14" xml:id="id13" draw:id="id13" draw:layer="layout" svg:width="2.5cm" svg:height="2.5cm" svg:x="15.213cm" svg:y="16.073cm">
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Ist Ware Nachpackartikel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4" xml:id="id14" draw:id="id14" draw:layer="layout" svg:width="5.5cm" svg:height="3cm" svg:x="8.3cm" svg:y="15.8cm">
          <text:p text:style-name="P1"><text:span text:style-name="T7">Best. Artikel </text:span></text:p>
          <text:p text:style-name="P1"><text:span text:style-name="T7">bereitstellen </text:span></text:p>
          <text:p text:style-name="P1"><text:span text:style-name="T7">zum Nachpack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14" draw:layer="layout" svg:width="5.5cm" svg:height="3cm" svg:x="13.7cm" svg:y="25.5cm">
          <text:p text:style-name="P1"><text:span text:style-name="T7">Verräumen </text:span></text:p>
          <text:p text:style-name="P1"><text:span text:style-name="T7">in L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" svg:x1="15.213cm" svg:y1="17.323cm" svg:x2="13.8cm" svg:y2="17.3cm" draw:start-shape="id13" draw:end-shape="id14" svg:d="M15213 17323l-1413-23" svg:viewBox="0 0 1414 24">
          <text:p text:style-name="P1"><text:span text:style-name="T7"><text:s text:c="6"/></text:span><text:span text:style-name="T7">Ja </text:span></text:p>
          <text:p text:style-name="P1"><text:span text:style-name="T7"/></text:p>
        </draw:connector>
        <draw:custom-shape draw:style-name="gr21" draw:text-style-name="P14" xml:id="id18" draw:id="id18" draw:layer="layout" svg:width="2.5cm" svg:height="2.5cm" svg:x="15.2cm" svg:y="21.687cm">
          <text:p text:style-name="P1"><text:span text:style-name="T7"><text:s text:c="2"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Lagerort Naturel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8" draw:id="id28" draw:layer="layout" svg:width="5.5cm" svg:height="3cm" svg:x="2.2cm" svg:y="21.4cm">
          <text:p text:style-name="P1"><text:span text:style-name="T7">Lieferung </text:span></text:p>
          <text:p text:style-name="P1"><text:span text:style-name="T7">ins Natur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4" draw:layer="layout" draw:type="line" svg:x1="16.45cm" svg:y1="6.4cm" svg:x2="16.45cm" svg:y2="7.4cm" draw:start-shape="id15" draw:start-glue-point="2" draw:end-shape="id16" svg:d="M16450 6400v1000" svg:viewBox="0 0 1 1001">
          <text:p/>
        </draw:connector>
        <draw:connector draw:style-name="gr24" draw:text-style-name="P14" draw:layer="layout" draw:type="line" svg:x1="16.451cm" svg:y1="14.301cm" svg:x2="16.463cm" svg:y2="16.073cm" draw:start-shape="id17" draw:start-glue-point="2" draw:end-shape="id13" svg:d="M16451 14301l12 1772" svg:viewBox="0 0 13 1773">
          <text:p/>
        </draw:connector>
        <draw:connector draw:style-name="gr22" draw:text-style-name="P14" draw:layer="layout" draw:type="line" svg:x1="16.463cm" svg:y1="18.573cm" svg:x2="16.45cm" svg:y2="21.687cm" draw:start-shape="id13" draw:end-shape="id18" draw:end-glue-point="4" svg:d="M16463 18573l-13 3114" svg:viewBox="0 0 14 3115">
          <text:p text:style-name="P1"><text:span text:style-name="T7"><text:s text:c="9"/></text:span><text:span text:style-name="T7">Nein</text:span></text:p>
          <text:p text:style-name="P1"><text:span text:style-name="T7"/></text:p>
          <text:p text:style-name="P1"><text:span text:style-name="T7"/></text:p>
          <text:p text:style-name="P1"><text:span text:style-name="T7"/></text:p>
        </draw:connector>
        <draw:connector draw:style-name="gr22" draw:text-style-name="P14" draw:layer="layout" draw:type="line" svg:x1="15.2cm" svg:y1="22.937cm" svg:x2="13.8cm" svg:y2="22.9cm" draw:start-shape="id18" draw:end-shape="id19" draw:end-glue-point="7" svg:d="M15200 22937l-1400-37" svg:viewBox="0 0 1401 38">
          <text:p text:style-name="P1"><text:span text:style-name="T7"><text:s text:c="5"/></text:span><text:span text:style-name="T7">Ja </text:span></text:p>
          <text:p text:style-name="P1"><text:span text:style-name="T7"/></text:p>
        </draw:connector>
        <draw:connector draw:style-name="gr24" draw:text-style-name="P14" draw:layer="layout" draw:line-skew="0.685cm" svg:x1="8.3cm" svg:y1="17.3cm" svg:x2="13.7cm" svg:y2="31.4cm" draw:start-shape="id14" draw:start-glue-point="5" draw:end-shape="id20" draw:end-glue-point="5" svg:d="M8300 17300h-300v14100h5700" svg:viewBox="0 0 5701 14101">
          <text:p/>
        </draw:connector>
        <draw:custom-shape draw:style-name="gr20" draw:text-style-name="P14" xml:id="id17" draw:id="id17" draw:layer="layout" svg:width="5.5cm" svg:height="3cm" svg:x="13.701cm" svg:y="11.301cm">
          <text:p text:style-name="P1"><text:span text:style-name="T7">Eingang </text:span></text:p>
          <text:p text:style-name="P1"><text:span text:style-name="T7">verbuch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14" draw:layer="layout" draw:type="line" svg:x1="16.45cm" svg:y1="10.4cm" svg:x2="16.451cm" svg:y2="11.301cm" draw:start-shape="id16" draw:start-glue-point="2" draw:end-shape="id17" draw:end-glue-point="4" svg:d="M16450 10400l1 901" svg:viewBox="0 0 2 902">
          <text:p/>
        </draw:connector>
        <draw:custom-shape draw:style-name="gr20" draw:text-style-name="P14" xml:id="id19" draw:id="id19" draw:layer="layout" svg:width="5.5cm" svg:height="3cm" svg:x="8.3cm" svg:y="21.4cm">
          <text:p text:style-name="P1"><text:span text:style-name="T7">Ausgang </text:span></text:p>
          <text:p text:style-name="P1"><text:span text:style-name="T7">verbuch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14" draw:layer="layout" svg:width="5.5cm" svg:height="3cm" svg:x="13.701cm" svg:y="7.402cm">
          <text:p text:style-name="P1"><text:span text:style-name="T7">WE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14" xml:id="id21" draw:id="id21" draw:layer="layout" svg:width="5.5cm" svg:height="3cm" svg:x="13.701cm" svg:y="7.401cm">
          <text:p text:style-name="P1"><text:span text:style-name="T7">WE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14" xml:id="id22" draw:id="id22" draw:layer="layout" svg:width="5.5cm" svg:height="3cm" svg:x="13.701cm" svg:y="25.501cm">
          <text:p text:style-name="P1"><text:span text:style-name="T7">Verräumen </text:span></text:p>
          <text:p text:style-name="P1"><text:span text:style-name="T7">in L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4" draw:layer="layout" draw:type="line" svg:x1="16.451cm" svg:y1="6.401cm" svg:x2="16.451cm" svg:y2="7.401cm" draw:end-shape="id21" svg:d="M16451 6401v1000" svg:viewBox="0 0 1 1001">
          <text:p/>
        </draw:connector>
        <draw:connector draw:style-name="gr22" draw:text-style-name="P14" draw:layer="layout" draw:type="line" svg:x1="16.464cm" svg:y1="18.574cm" svg:x2="16.451cm" svg:y2="21.688cm" svg:d="M16464 18574l-13 3114" svg:viewBox="0 0 14 3115">
          <text:p text:style-name="P1"><text:span text:style-name="T7"><text:s text:c="9"/></text:span><text:span text:style-name="T7">Nein</text:span></text:p>
          <text:p text:style-name="P1"><text:span text:style-name="T7"/></text:p>
          <text:p text:style-name="P1"><text:span text:style-name="T7"/></text:p>
          <text:p text:style-name="P1"><text:span text:style-name="T7"/></text:p>
        </draw:connector>
        <draw:connector draw:style-name="gr22" draw:text-style-name="P14" draw:layer="layout" draw:type="line" svg:x1="16.451cm" svg:y1="24.188cm" svg:x2="16.451cm" svg:y2="25.501cm" draw:end-shape="id22" draw:end-glue-point="4" svg:d="M16451 24188v1313" svg:viewBox="0 0 1 1314">
          <text:p text:style-name="P1"><text:span text:style-name="T7"><text:s text:c="9"/></text:span><text:span text:style-name="T7">Nein</text:span></text:p>
        </draw:connector>
        <draw:custom-shape draw:style-name="gr20" draw:text-style-name="P14" draw:layer="layout" svg:width="5.5cm" svg:height="3cm" svg:x="13.702cm" svg:y="11.302cm">
          <text:p text:style-name="P1"><text:span text:style-name="T7">Eingang </text:span></text:p>
          <text:p text:style-name="P1"><text:span text:style-name="T7">verbuch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14" draw:layer="layout" svg:width="5.5cm" svg:height="3cm" svg:x="13.702cm" svg:y="7.403cm">
          <text:p text:style-name="P1"><text:span text:style-name="T7">WE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6" xml:id="id23" draw:id="id23" draw:layer="layout" svg:width="2.5cm" svg:height="2.5cm" svg:x="-6.886cm" svg:y="16.124cm">
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3"/></text:span><text:span text:style-name="T7">Ist Ware Kundenbestellung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6" xml:id="id24" draw:id="id24" draw:layer="layout" svg:width="5.5cm" svg:height="3cm" svg:x="-13.399cm" svg:y="15.851cm">
          <text:p text:style-name="P1"><text:span text:style-name="T7">Best. Artikel </text:span></text:p>
          <text:p text:style-name="P1"><text:span text:style-name="T7">bereitstell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7" draw:text-style-name="P16" draw:layer="layout" draw:type="line" svg:x1="-6.886cm" svg:y1="17.374cm" svg:x2="-7.899cm" svg:y2="17.351cm" draw:start-shape="id23" draw:end-shape="id24" svg:d="M-6886 17374l-1013-23" svg:viewBox="0 0 1014 24">
          <text:p text:style-name="P1"><text:span text:style-name="T7"><text:s text:c="2"/></text:span><text:span text:style-name="T7">Ja</text:span></text:p>
          <text:p text:style-name="P1"><text:span text:style-name="T7"/></text:p>
        </draw:connector>
        <draw:custom-shape draw:style-name="gr25" draw:text-style-name="P16" xml:id="id25" draw:id="id25" draw:layer="layout" svg:width="2.5cm" svg:height="2.5cm" svg:x="-6.899cm" svg:y="21.738cm">
          <text:p text:style-name="P1"><text:span text:style-name="T7"><text:s text:c="2"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3"/></text:span><text:span text:style-name="T7">Ist Ladenregal voll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6" draw:layer="layout" draw:type="line" svg:x1="-5.636cm" svg:y1="18.624cm" svg:x2="-5.649cm" svg:y2="21.738cm" draw:start-shape="id23" draw:end-shape="id25" draw:end-glue-point="4" svg:d="M-5636 18624l-13 3114" svg:viewBox="0 0 14 3115">
          <text:p text:style-name="P1"><text:span text:style-name="T7"><text:s text:c="9"/></text:span><text:span text:style-name="T7">Nein</text:span></text:p>
          <text:p text:style-name="P1"><text:span text:style-name="T7"/></text:p>
          <text:p text:style-name="P1"><text:span text:style-name="T7"/></text:p>
          <text:p text:style-name="P1"><text:span text:style-name="T7"/></text:p>
        </draw:connector>
        <draw:custom-shape draw:style-name="gr28" draw:text-style-name="P16" xml:id="id26" draw:id="id26" draw:layer="layout" svg:width="5.5cm" svg:height="3cm" svg:x="-8.4cm" svg:y="3.4cm">
          <text:p text:style-name="P1"><text:span text:style-name="T7">Wareneingang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6" draw:text-style-name="P16" xml:id="id32" draw:id="id32" draw:layer="layout" svg:width="5.5cm" svg:height="3cm" svg:x="-8.398cm" svg:y="25.552cm">
          <text:p text:style-name="P1"><text:span text:style-name="T7">Verräumen </text:span></text:p>
          <text:p text:style-name="P1"><text:span text:style-name="T7">in Lad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9" draw:text-style-name="P16" draw:layer="layout" draw:type="line" svg:x1="-5.65cm" svg:y1="6.4cm" svg:x2="-5.647cm" svg:y2="7.454cm" draw:start-shape="id26" draw:start-glue-point="2" draw:end-shape="id27" draw:end-glue-point="4" svg:d="M-5650 6400l3 1054" svg:viewBox="0 0 4 1055">
          <text:p/>
        </draw:connector>
        <draw:custom-shape draw:style-name="gr26" draw:text-style-name="P16" xml:id="id33" draw:id="id33" draw:layer="layout" svg:width="5.5cm" svg:height="3cm" svg:x="-8.397cm" svg:y="11.353cm">
          <text:p text:style-name="P1"><text:span text:style-name="T7">Eingang </text:span></text:p>
          <text:p text:style-name="P1"><text:span text:style-name="T7">verbuch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6" xml:id="id27" draw:id="id27" draw:layer="layout" svg:width="5.5cm" svg:height="3cm" svg:x="-8.397cm" svg:y="7.454cm">
          <text:p text:style-name="P1"><text:span text:style-name="T7">WE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6" xml:id="id29" draw:id="id29" draw:layer="layout" svg:width="5.5cm" svg:height="3cm" svg:x="-13.374cm" svg:y="21.546cm">
          <text:p text:style-name="P1"><text:span text:style-name="T7">Verräumen </text:span></text:p>
          <text:p text:style-name="P1"><text:span text:style-name="T7">in La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7" draw:layer="layout" svg:x1="4.95cm" svg:y1="21.4cm" svg:x2="-2.897cm" svg:y2="8.954cm" draw:start-shape="id28" draw:start-glue-point="4" draw:end-shape="id27" draw:end-glue-point="7" svg:d="M4950 21400v-12446h-7847" svg:viewBox="0 0 7848 12447">
          <text:p/>
        </draw:connector>
        <draw:connector draw:style-name="gr29" draw:text-style-name="P16" xml:id="id31" draw:id="id31" draw:layer="layout" svg:x1="-10.624cm" svg:y1="24.546cm" svg:x2="-8.377cm" svg:y2="31.4cm" draw:start-shape="id29" draw:start-glue-point="6" draw:end-shape="id30" draw:end-glue-point="5" svg:d="M-10624 24546v6854h2247" svg:viewBox="0 0 2248 6855">
          <text:p/>
        </draw:connector>
        <draw:connector draw:style-name="gr30" draw:text-style-name="P17" draw:layer="layout" svg:x1="-13.399cm" svg:y1="17.351cm" svg:x2="-10.624cm" svg:y2="31.4cm" draw:start-shape="id24" draw:start-glue-point="5" draw:end-shape="id31" draw:end-glue-point="0" svg:d="M-13399 17351h-500v14049h3275" svg:viewBox="0 0 3276 14050">
          <text:p/>
        </draw:connector>
        <draw:connector draw:style-name="gr27" draw:text-style-name="P16" draw:layer="layout" draw:type="line" svg:x1="-6.899cm" svg:y1="22.988cm" svg:x2="-7.874cm" svg:y2="23.046cm" draw:start-shape="id25" draw:start-glue-point="5" draw:end-shape="id29" svg:d="M-6899 22988l-975 58" svg:viewBox="0 0 976 59">
          <text:p text:style-name="P1"><text:span text:style-name="T7"><text:s text:c="2"/></text:span><text:span text:style-name="T7">Ja</text:span></text:p>
          <text:p text:style-name="P1"><text:span text:style-name="T7"/></text:p>
        </draw:connector>
        <draw:connector draw:style-name="gr27" draw:text-style-name="P16" draw:layer="layout" draw:type="line" svg:x1="-5.649cm" svg:y1="24.238cm" svg:x2="-5.648cm" svg:y2="25.552cm" draw:start-shape="id25" draw:start-glue-point="6" draw:end-shape="id32" draw:end-glue-point="4" svg:d="M-5649 24238l1 1314" svg:viewBox="0 0 2 1315">
          <text:p text:style-name="P1"><text:span text:style-name="T7"><text:s text:c="9"/></text:span></text:p>
          <text:p text:style-name="P1"><text:span text:style-name="T7"/></text:p>
          <text:p text:style-name="P1"><text:span text:style-name="T7"><text:s text:c="10"/></text:span><text:span text:style-name="T7">Nein</text:span></text:p>
          <text:p text:style-name="P1"><text:span text:style-name="T7"/></text:p>
          <text:p text:style-name="P1"><text:span text:style-name="T7"/></text:p>
          <text:p text:style-name="P1"><text:span text:style-name="T7"/></text:p>
        </draw:connector>
        <draw:connector draw:style-name="gr29" draw:text-style-name="P16" draw:layer="layout" draw:type="line" svg:x1="-5.647cm" svg:y1="14.353cm" svg:x2="-5.636cm" svg:y2="16.124cm" draw:start-shape="id33" draw:start-glue-point="6" draw:end-shape="id23" draw:end-glue-point="4" svg:d="M-5647 14353l11 1771" svg:viewBox="0 0 12 1772">
          <text:p/>
        </draw:connector>
        <draw:connector draw:style-name="gr29" draw:text-style-name="P16" draw:layer="layout" draw:type="line" svg:x1="-5.647cm" svg:y1="10.454cm" svg:x2="-5.647cm" svg:y2="11.353cm" draw:start-shape="id27" draw:start-glue-point="6" draw:end-shape="id33" draw:end-glue-point="4" svg:d="M-5647 10454v899" svg:viewBox="0 0 1 900">
          <text:p/>
        </draw:connector>
        <draw:custom-shape draw:style-name="gr28" draw:text-style-name="P16" xml:id="id30" draw:id="id30" draw:layer="layout" svg:width="5.5cm" svg:height="3cm" svg:x="-8.377cm" svg:y="29.9cm">
          <text:p text:style-name="P1"><text:span text:style-name="T7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4" xml:id="id20" draw:id="id20" draw:layer="layout" svg:width="5.5cm" svg:height="3cm" svg:x="13.7cm" svg:y="29.9cm">
          <text:p text:style-name="P1"><text:span text:style-name="T7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9" draw:text-style-name="P16" draw:layer="layout" draw:type="line" svg:x1="-5.648cm" svg:y1="28.552cm" svg:x2="-5.627cm" svg:y2="29.9cm" draw:start-shape="id32" draw:start-glue-point="6" draw:end-shape="id30" draw:end-glue-point="4" svg:d="M-5648 28552l21 1348" svg:viewBox="0 0 22 1349">
          <text:p/>
        </draw:connector>
        <draw:connector draw:style-name="gr30" draw:text-style-name="P17" draw:layer="layout" draw:type="line" svg:x1="8.3cm" svg:y1="22.9cm" svg:x2="7.7cm" svg:y2="22.9cm" draw:start-shape="id19" draw:start-glue-point="5" draw:end-shape="id28" draw:end-glue-point="7" svg:d="M8300 22900h-600" svg:viewBox="0 0 601 1">
          <text:p/>
        </draw:connector>
        <draw:connector draw:style-name="gr30" draw:text-style-name="P3" draw:layer="layout" draw:type="line" svg:x1="16.451cm" svg:y1="28.501cm" svg:x2="16.45cm" svg:y2="29.9cm" draw:start-shape="id22" draw:start-glue-point="6" draw:end-shape="id20" draw:end-glue-point="4" svg:d="M16451 28501l-1 1399" svg:viewBox="0 0 2 1400">
          <text:p/>
        </draw:connector>
      </draw:page>
      <draw:page draw:name="page5" draw:style-name="dp1" draw:master-page-name="Standard">
        <draw:custom-shape draw:style-name="gr31" draw:text-style-name="P14" xml:id="id36" draw:id="id36" draw:layer="layout" svg:width="5.5cm" svg:height="3cm" svg:x="13.7cm" svg:y="3.4cm">
          <text:p text:style-name="P1"><text:span text:style-name="T7">Wareneinga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14" xml:id="id37" draw:id="id37" draw:layer="layout" svg:width="5.5cm" svg:height="3cm" svg:x="13.7cm" svg:y="7.4cm">
          <text:p text:style-name="P1"><text:span text:style-name="T7">WE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3" draw:text-style-name="P14" xml:id="id34" draw:id="id34" draw:layer="layout" svg:width="2.5cm" svg:height="2.5cm" svg:x="15.213cm" svg:y="11.373cm">
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Ist Ware Nachpackartikel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4" xml:id="id35" draw:id="id35" draw:layer="layout" svg:width="5.5cm" svg:height="3cm" svg:x="8.3cm" svg:y="11.1cm">
          <text:p text:style-name="P1"><text:span text:style-name="T7">Best. Artikel </text:span></text:p>
          <text:p text:style-name="P1"><text:span text:style-name="T7">bereitstellen </text:span></text:p>
          <text:p text:style-name="P1"><text:span text:style-name="T7">zum Nachpack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14" draw:layer="layout" svg:width="5.5cm" svg:height="3cm" svg:x="13.7cm" svg:y="20.8cm">
          <text:p text:style-name="P1"><text:span text:style-name="T7">Verräumen </text:span></text:p>
          <text:p text:style-name="P1"><text:span text:style-name="T7">in L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" svg:x1="15.213cm" svg:y1="12.623cm" svg:x2="13.8cm" svg:y2="12.6cm" draw:start-shape="id34" draw:end-shape="id35" svg:d="M15213 12623l-1413-23" svg:viewBox="0 0 1414 24">
          <text:p text:style-name="P1"><text:span text:style-name="T7"><text:s text:c="6"/></text:span><text:span text:style-name="T7">Ja </text:span></text:p>
          <text:p text:style-name="P1"><text:span text:style-name="T7"/></text:p>
        </draw:connector>
        <draw:custom-shape draw:style-name="gr33" draw:text-style-name="P14" xml:id="id38" draw:id="id38" draw:layer="layout" svg:width="2.5cm" svg:height="2.5cm" svg:x="15.2cm" svg:y="16.987cm">
          <text:p text:style-name="P1"><text:span text:style-name="T7"><text:s text:c="2"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Lagerort Naturel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5" xml:id="id48" draw:id="id48" draw:layer="layout" svg:width="5.5cm" svg:height="3cm" svg:x="2.2cm" svg:y="16.7cm">
          <text:p text:style-name="P1"><text:span text:style-name="T7">Lieferung </text:span></text:p>
          <text:p text:style-name="P1"><text:span text:style-name="T7">ins Natur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4" draw:layer="layout" draw:type="line" svg:x1="16.45cm" svg:y1="6.4cm" svg:x2="16.45cm" svg:y2="7.4cm" draw:start-shape="id36" draw:start-glue-point="2" draw:end-shape="id37" svg:d="M16450 6400v1000" svg:viewBox="0 0 1 1001">
          <text:p/>
        </draw:connector>
        <draw:connector draw:style-name="gr22" draw:text-style-name="P14" draw:layer="layout" draw:type="line" svg:x1="16.463cm" svg:y1="13.873cm" svg:x2="16.45cm" svg:y2="16.987cm" draw:start-shape="id34" draw:end-shape="id38" draw:end-glue-point="4" svg:d="M16463 13873l-13 3114" svg:viewBox="0 0 14 3115">
          <text:p text:style-name="P1"><text:span text:style-name="T7"><text:s text:c="9"/></text:span><text:span text:style-name="T7">Nein</text:span></text:p>
          <text:p text:style-name="P1"><text:span text:style-name="T7"/></text:p>
          <text:p text:style-name="P1"><text:span text:style-name="T7"/></text:p>
          <text:p text:style-name="P1"><text:span text:style-name="T7"/></text:p>
        </draw:connector>
        <draw:connector draw:style-name="gr22" draw:text-style-name="P14" draw:layer="layout" draw:type="line" svg:x1="15.2cm" svg:y1="18.237cm" svg:x2="13.8cm" svg:y2="18.2cm" draw:start-shape="id38" draw:end-shape="id39" draw:end-glue-point="7" svg:d="M15200 18237l-1400-37" svg:viewBox="0 0 1401 38">
          <text:p text:style-name="P1"><text:span text:style-name="T7"><text:s text:c="5"/></text:span><text:span text:style-name="T7">Ja </text:span></text:p>
          <text:p text:style-name="P1"><text:span text:style-name="T7"/></text:p>
        </draw:connector>
        <draw:connector draw:style-name="gr24" draw:text-style-name="P14" draw:layer="layout" svg:x1="8.3cm" svg:y1="12.6cm" svg:x2="16.45cm" svg:y2="24.4cm" draw:start-shape="id35" draw:start-glue-point="5" draw:end-shape="id40" draw:end-glue-point="0" svg:d="M8300 12600h-985v11800h9135" svg:viewBox="0 0 9136 11801">
          <text:p/>
        </draw:connector>
        <draw:custom-shape draw:style-name="gr32" draw:text-style-name="P14" xml:id="id39" draw:id="id39" draw:layer="layout" svg:width="5.5cm" svg:height="3cm" svg:x="8.3cm" svg:y="16.7cm">
          <text:p text:style-name="P1"><text:span text:style-name="T7">Ausgang </text:span></text:p>
          <text:p text:style-name="P1"><text:span text:style-name="T7">Verbuchen???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14" draw:layer="layout" svg:width="5.5cm" svg:height="3cm" svg:x="13.701cm" svg:y="7.402cm">
          <text:p text:style-name="P1"><text:span text:style-name="T7">WE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14" xml:id="id41" draw:id="id41" draw:layer="layout" svg:width="5.5cm" svg:height="3cm" svg:x="13.701cm" svg:y="7.401cm">
          <text:p text:style-name="P1"><text:span text:style-name="T7">WE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14" xml:id="id42" draw:id="id42" draw:layer="layout" svg:width="5.5cm" svg:height="3cm" svg:x="13.701cm" svg:y="20.801cm">
          <text:p text:style-name="P1"><text:span text:style-name="T7">Verräumen </text:span></text:p>
          <text:p text:style-name="P1"><text:span text:style-name="T7">in L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4" draw:layer="layout" draw:type="line" svg:x1="16.451cm" svg:y1="6.401cm" svg:x2="16.451cm" svg:y2="7.401cm" draw:end-shape="id41" svg:d="M16451 6401v1000" svg:viewBox="0 0 1 1001">
          <text:p/>
        </draw:connector>
        <draw:connector draw:style-name="gr22" draw:text-style-name="P14" draw:layer="layout" draw:type="line" svg:x1="16.464cm" svg:y1="13.874cm" svg:x2="16.451cm" svg:y2="16.988cm" svg:d="M16464 13874l-13 3114" svg:viewBox="0 0 14 3115">
          <text:p text:style-name="P1"><text:span text:style-name="T7"><text:s text:c="9"/></text:span><text:span text:style-name="T7">Nein</text:span></text:p>
          <text:p text:style-name="P1"><text:span text:style-name="T7"/></text:p>
          <text:p text:style-name="P1"><text:span text:style-name="T7"/></text:p>
          <text:p text:style-name="P1"><text:span text:style-name="T7"/></text:p>
        </draw:connector>
        <draw:connector draw:style-name="gr22" draw:text-style-name="P14" draw:layer="layout" draw:type="line" svg:x1="16.451cm" svg:y1="19.488cm" svg:x2="16.451cm" svg:y2="20.801cm" draw:end-shape="id42" draw:end-glue-point="4" svg:d="M16451 19488v1313" svg:viewBox="0 0 1 1314">
          <text:p text:style-name="P1"><text:span text:style-name="T7"><text:s text:c="9"/></text:span><text:span text:style-name="T7">Nein</text:span></text:p>
        </draw:connector>
        <draw:custom-shape draw:style-name="gr32" draw:text-style-name="P14" xml:id="id53" draw:id="id53" draw:layer="layout" svg:width="5.5cm" svg:height="3cm" svg:x="13.7cm" svg:y="25cm">
          <text:p text:style-name="P1"><text:span text:style-name="T7">Eingang </text:span></text:p>
          <text:p text:style-name="P1"><text:span text:style-name="T7">verbuch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14" draw:layer="layout" draw:type="line" svg:x1="16.451cm" svg:y1="10.401cm" svg:x2="16.463cm" svg:y2="11.373cm" draw:start-shape="id41" draw:start-glue-point="2" draw:end-shape="id34" draw:end-glue-point="4" svg:d="M16451 10401l12 972" svg:viewBox="0 0 13 973">
          <text:p/>
        </draw:connector>
        <draw:custom-shape draw:style-name="gr32" draw:text-style-name="P14" draw:layer="layout" svg:width="5.5cm" svg:height="3cm" svg:x="13.702cm" svg:y="7.403cm">
          <text:p text:style-name="P1"><text:span text:style-name="T7">WE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5" draw:text-style-name="P16" xml:id="id43" draw:id="id43" draw:layer="layout" svg:width="2.5cm" svg:height="2.5cm" svg:x="-6.886cm" svg:y="11.424cm">
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3"/></text:span><text:span text:style-name="T7">Ist Ware Kundenbestellung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6" xml:id="id44" draw:id="id44" draw:layer="layout" svg:width="5.5cm" svg:height="3cm" svg:x="-13.399cm" svg:y="11.151cm">
          <text:p text:style-name="P1"><text:span text:style-name="T7">Best. Artikel </text:span></text:p>
          <text:p text:style-name="P1"><text:span text:style-name="T7">bereitstell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7" draw:text-style-name="P16" draw:layer="layout" draw:type="line" svg:x1="-6.886cm" svg:y1="12.674cm" svg:x2="-7.899cm" svg:y2="12.651cm" draw:start-shape="id43" draw:end-shape="id44" svg:d="M-6886 12674l-1013-23" svg:viewBox="0 0 1014 24">
          <text:p text:style-name="P1"><text:span text:style-name="T7"><text:s text:c="2"/></text:span><text:span text:style-name="T7">Ja</text:span></text:p>
          <text:p text:style-name="P1"><text:span text:style-name="T7"/></text:p>
        </draw:connector>
        <draw:custom-shape draw:style-name="gr35" draw:text-style-name="P16" xml:id="id45" draw:id="id45" draw:layer="layout" svg:width="2.5cm" svg:height="2.5cm" svg:x="-6.899cm" svg:y="17.038cm">
          <text:p text:style-name="P1"><text:span text:style-name="T7"><text:s text:c="2"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3"/></text:span><text:span text:style-name="T7">Ist Ladenregal voll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6" draw:layer="layout" draw:type="line" svg:x1="-5.636cm" svg:y1="13.924cm" svg:x2="-5.649cm" svg:y2="17.038cm" draw:start-shape="id43" draw:end-shape="id45" draw:end-glue-point="4" svg:d="M-5636 13924l-13 3114" svg:viewBox="0 0 14 3115">
          <text:p text:style-name="P1"><text:span text:style-name="T7"><text:s text:c="9"/></text:span><text:span text:style-name="T7">Nein</text:span></text:p>
          <text:p text:style-name="P1"><text:span text:style-name="T7"/></text:p>
          <text:p text:style-name="P1"><text:span text:style-name="T7"/></text:p>
          <text:p text:style-name="P1"><text:span text:style-name="T7"/></text:p>
        </draw:connector>
        <draw:custom-shape draw:style-name="gr37" draw:text-style-name="P16" xml:id="id46" draw:id="id46" draw:layer="layout" svg:width="5.5cm" svg:height="3cm" svg:x="-8.4cm" svg:y="3.4cm">
          <text:p text:style-name="P1"><text:span text:style-name="T7">Wareneingang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6" draw:text-style-name="P16" xml:id="id51" draw:id="id51" draw:layer="layout" svg:width="5.5cm" svg:height="3cm" svg:x="-8.398cm" svg:y="20.852cm">
          <text:p text:style-name="P1"><text:span text:style-name="T7">Verräumen </text:span></text:p>
          <text:p text:style-name="P1"><text:span text:style-name="T7">in Lad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9" draw:text-style-name="P16" draw:layer="layout" draw:type="line" svg:x1="-5.65cm" svg:y1="6.4cm" svg:x2="-5.647cm" svg:y2="7.454cm" draw:start-shape="id46" draw:start-glue-point="2" draw:end-shape="id47" draw:end-glue-point="4" svg:d="M-5650 6400l3 1054" svg:viewBox="0 0 4 1055">
          <text:p/>
        </draw:connector>
        <draw:custom-shape draw:style-name="gr36" draw:text-style-name="P16" xml:id="id52" draw:id="id52" draw:layer="layout" svg:width="5.5cm" svg:height="3cm" svg:x="-8.4cm" svg:y="25cm">
          <text:p text:style-name="P1"><text:span text:style-name="T7">Eingang </text:span></text:p>
          <text:p text:style-name="P1"><text:span text:style-name="T7">verbuch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6" draw:text-style-name="P16" xml:id="id47" draw:id="id47" draw:layer="layout" svg:width="5.5cm" svg:height="3cm" svg:x="-8.397cm" svg:y="7.454cm">
          <text:p text:style-name="P1"><text:span text:style-name="T7">WE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6" draw:text-style-name="P16" xml:id="id49" draw:id="id49" draw:layer="layout" svg:width="5.5cm" svg:height="3cm" svg:x="-13.374cm" svg:y="16.846cm">
          <text:p text:style-name="P1"><text:span text:style-name="T7">Verräumen </text:span></text:p>
          <text:p text:style-name="P1"><text:span text:style-name="T7">in La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7" draw:layer="layout" svg:x1="4.95cm" svg:y1="16.7cm" svg:x2="-2.897cm" svg:y2="8.954cm" draw:start-shape="id48" draw:start-glue-point="4" draw:end-shape="id47" draw:end-glue-point="7" svg:d="M4950 16700v-7746h-7847" svg:viewBox="0 0 7848 7747">
          <text:p/>
        </draw:connector>
        <draw:connector draw:style-name="gr29" draw:text-style-name="P16" draw:layer="layout" draw:line-skew="2.651cm" svg:x1="-10.624cm" svg:y1="19.846cm" svg:x2="-5.649cm" svg:y2="24.426cm" draw:start-shape="id49" draw:start-glue-point="6" draw:end-shape="id50" draw:end-glue-point="0" svg:d="M-10624 19846v4654h4975v-74" svg:viewBox="0 0 4976 4655">
          <text:p/>
        </draw:connector>
        <draw:connector draw:style-name="gr30" draw:text-style-name="P17" draw:layer="layout" svg:x1="-13.399cm" svg:y1="12.651cm" svg:x2="-10.53cm" svg:y2="24.5cm" draw:start-shape="id44" draw:start-glue-point="5" svg:d="M-13399 12651h-500v11849h3369" svg:viewBox="0 0 3370 11850">
          <text:p/>
        </draw:connector>
        <draw:connector draw:style-name="gr27" draw:text-style-name="P16" draw:layer="layout" draw:type="line" svg:x1="-6.899cm" svg:y1="18.288cm" svg:x2="-7.874cm" svg:y2="18.346cm" draw:start-shape="id45" draw:start-glue-point="5" draw:end-shape="id49" svg:d="M-6899 18288l-975 58" svg:viewBox="0 0 976 59">
          <text:p text:style-name="P1"><text:span text:style-name="T7"><text:s text:c="2"/></text:span><text:span text:style-name="T7">Ja</text:span></text:p>
          <text:p text:style-name="P1"><text:span text:style-name="T7"/></text:p>
        </draw:connector>
        <draw:connector draw:style-name="gr27" draw:text-style-name="P16" draw:layer="layout" draw:type="line" svg:x1="-5.649cm" svg:y1="19.538cm" svg:x2="-5.648cm" svg:y2="20.852cm" draw:start-shape="id45" draw:start-glue-point="6" draw:end-shape="id51" draw:end-glue-point="4" svg:d="M-5649 19538l1 1314" svg:viewBox="0 0 2 1315">
          <text:p text:style-name="P1"><text:span text:style-name="T7"><text:s text:c="9"/></text:span></text:p>
          <text:p text:style-name="P1"><text:span text:style-name="T7"/></text:p>
          <text:p text:style-name="P1"><text:span text:style-name="T7"><text:s text:c="10"/></text:span><text:span text:style-name="T7">Nein</text:span></text:p>
          <text:p text:style-name="P1"><text:span text:style-name="T7"/></text:p>
          <text:p text:style-name="P1"><text:span text:style-name="T7"/></text:p>
          <text:p text:style-name="P1"><text:span text:style-name="T7"/></text:p>
        </draw:connector>
        <draw:connector draw:style-name="gr29" draw:text-style-name="P16" draw:layer="layout" draw:type="line" svg:x1="-5.647cm" svg:y1="10.454cm" svg:x2="-5.636cm" svg:y2="11.424cm" draw:start-shape="id47" draw:start-glue-point="6" draw:end-shape="id43" draw:end-glue-point="4" svg:d="M-5647 10454l11 970" svg:viewBox="0 0 12 971">
          <text:p/>
        </draw:connector>
        <draw:custom-shape draw:style-name="gr37" draw:text-style-name="P16" xml:id="id55" draw:id="id55" draw:layer="layout" svg:width="5.5cm" svg:height="3cm" svg:x="-8.4cm" svg:y="28.7cm">
          <text:p text:style-name="P1"><text:span text:style-name="T7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1" draw:text-style-name="P14" xml:id="id54" draw:id="id54" draw:layer="layout" svg:width="5.5cm" svg:height="3cm" svg:x="13.7cm" svg:y="28.7cm">
          <text:p text:style-name="P1"><text:span text:style-name="T7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9" draw:text-style-name="P16" xml:id="id50" draw:id="id50" draw:layer="layout" draw:type="line" svg:x1="-5.648cm" svg:y1="23.852cm" svg:x2="-5.65cm" svg:y2="25cm" draw:start-shape="id51" draw:start-glue-point="6" draw:end-shape="id52" draw:end-glue-point="4" svg:d="M-5648 23852l-2 1148" svg:viewBox="0 0 3 1149">
          <text:p/>
        </draw:connector>
        <draw:connector draw:style-name="gr30" draw:text-style-name="P17" draw:layer="layout" draw:type="line" svg:x1="8.3cm" svg:y1="18.2cm" svg:x2="7.7cm" svg:y2="18.2cm" draw:start-shape="id39" draw:start-glue-point="5" draw:end-shape="id48" draw:end-glue-point="7" svg:d="M8300 18200h-600" svg:viewBox="0 0 601 1">
          <text:p/>
        </draw:connector>
        <draw:connector draw:style-name="gr30" draw:text-style-name="P3" xml:id="id40" draw:id="id40" draw:layer="layout" draw:type="line" svg:x1="16.451cm" svg:y1="23.801cm" svg:x2="16.45cm" svg:y2="25cm" draw:start-shape="id42" draw:start-glue-point="6" draw:end-shape="id53" draw:end-glue-point="4" svg:d="M16451 23801l-1 1199" svg:viewBox="0 0 2 1200">
          <text:p/>
        </draw:connector>
        <draw:connector draw:style-name="gr30" draw:text-style-name="P3" draw:layer="layout" draw:type="line" svg:x1="16.45cm" svg:y1="28cm" svg:x2="16.45cm" svg:y2="28.7cm" draw:start-shape="id53" draw:start-glue-point="2" draw:end-shape="id54" draw:end-glue-point="0" svg:d="M16450 28000v700" svg:viewBox="0 0 1 701">
          <text:p/>
        </draw:connector>
        <draw:connector draw:style-name="gr30" draw:text-style-name="P3" draw:layer="layout" draw:type="line" svg:x1="-5.65cm" svg:y1="28cm" svg:x2="-5.65cm" svg:y2="28.7cm" draw:start-shape="id52" draw:end-shape="id55" draw:end-glue-point="0" svg:d="M-5650 28000v700" svg:viewBox="0 0 1 701">
          <text:p/>
        </draw:connector>
      </draw:page>
      <draw:page draw:name="page6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arbverlauf_20_10b" draw:display-name="Farbverlauf 10b" draw:style="radial" draw:cx="30%" draw:cy="30%" draw:start-color="#73b32d" draw:end-color="#f68712" draw:start-intensity="100%" draw:end-intensity="100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5.4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HH-AAI JEE</meta:initial-creator>
    <meta:creation-date>2015-10-02T08:59:50.211000000</meta:creation-date>
    <dc:date>2015-10-04T00:40:57.795000000</dc:date>
    <dc:creator>UHH-AAI JEE</dc:creator>
    <meta:editing-duration>PT1H2M7S</meta:editing-duration>
    <meta:editing-cycles>6</meta:editing-cycles>
    <meta:generator>LibreOffice/4.4.3.2$Windows_x86 LibreOffice_project/88805f81e9fe61362df02b9941de8e38a9b5fd16</meta:generator>
    <meta:document-statistic meta:object-count="146"/>
  </office:meta>
</office:document-meta>
</file>